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7251803403761561" text:style-name="L1">
        <text:list-item>
          <text:p text:style-name="P1">Searching – Part 2</text:p>
          <text:list>
            <text:list-item>
              <text:p text:style-name="P1">Recap</text:p>
              <text:list>
                <text:list-item>
                  <text:p text:style-name="P1">Challenge of Search</text:p>
                  <text:list>
                    <text:list-item>
                      <text:p text:style-name="P1">Applying knowledge in new situations</text:p>
                      <text:list>
                        <text:list-item>
                          <text:p text:style-name="P1">Actual situations are complex: usually haven't seen exact same thing before</text:p>
                        </text:list-item>
                        <text:list-item>
                          <text:p text:style-name="P1">Often a mix of familiar features</text:p>
                        </text:list-item>
                      </text:list>
                    </text:list-item>
                    <text:list-item>
                      <text:p text:style-name="P1">Useful knowledge needs to be generalizable<text:tab/></text:p>
                      <text:list>
                        <text:list-item>
                          <text:p text:style-name="P1">Describes large classes of situations in terms of underlying features</text:p>
                        </text:list-item>
                      </text:list>
                    </text:list-item>
                    <text:list-item>
                      <text:p text:style-name="P1">Consequence</text:p>
                      <text:list>
                        <text:list-item>
                          <text:p text:style-name="P1">New situations require a creative synthesis of existing knowledg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earch</text:p>
              <text:list>
                <text:list-item>
                  <text:p text:style-name="P1">Way to creatively synthesize pieces of knowledge</text:p>
                  <text:list>
                    <text:list-item>
                      <text:p text:style-name="P1">Symbol structures represent current information</text:p>
                    </text:list-item>
                    <text:list-item>
                      <text:p text:style-name="P1">Applying a piece of knowledge extends this information</text:p>
                    </text:list-item>
                    <text:list-item>
                      <text:p text:style-name="P1">Can test whether current information solves your problem</text:p>
                    </text:list-item>
                    <text:list-item>
                      <text:p text:style-name="P1">Systematically explore all the alternatives</text:p>
                    </text:list-item>
                  </text:list>
                </text:list-item>
                <text:list-item>
                  <text:p text:style-name="P1">Ingredients</text:p>
                  <text:list>
                    <text:list-item>
                      <text:p text:style-name="P1">Initial state</text:p>
                    </text:list-item>
                    <text:list-item>
                      <text:p text:style-name="P1">Possible actions in each state</text:p>
                    </text:list-item>
                    <text:list-item>
                      <text:p text:style-name="P1">Transition model</text:p>
                      <text:list>
                        <text:list-item>
                          <text:p text:style-name="P1">Takes state and action, gives new state</text:p>
                        </text:list-item>
                      </text:list>
                    </text:list-item>
                    <text:list-item>
                      <text:p text:style-name="P1">Goal test</text:p>
                      <text:list>
                        <text:list-item>
                          <text:p text:style-name="P1">Describes whether state is what you want</text:p>
                        </text:list-item>
                      </text:list>
                    </text:list-item>
                    <text:list-item>
                      <text:p text:style-name="P1">Path cost</text:p>
                      <text:list>
                        <text:list-item>
                          <text:p text:style-name="P1">Says how easy or hard action sequence i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Breadth First Search</text:p>
              <text:list>
                <text:list-item>
                  <text:p text:style-name="P1">Simple method for exploring</text:p>
                  <text:list>
                    <text:list-item>
                      <text:p text:style-name="P1">Gradually “fan out” into the search space</text:p>
                    </text:list-item>
                    <text:list-item>
                      <text:p text:style-name="P1">Explore level by level</text:p>
                    </text:list-item>
                    <text:list-item>
                      <text:p text:style-name="P1">Consider all the nodes at level n first</text:p>
                      <text:list>
                        <text:list-item>
                          <text:p text:style-name="P1">Then consider nodes at level n+1 (and so on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mplementing Search</text:p>
              <text:list>
                <text:list-item>
                  <text:p text:style-name="P1">Key data elements</text:p>
                  <text:list>
                    <text:list-item>
                      <text:p text:style-name="P1">Frontier nodes</text:p>
                      <text:list>
                        <text:list-item>
                          <text:p text:style-name="P1">Nodes that have been created but have not yet explored</text:p>
                        </text:list-item>
                      </text:list>
                    </text:list-item>
                    <text:list-item>
                      <text:p text:style-name="P1">Explored set</text:p>
                      <text:list>
                        <text:list-item>
                          <text:p text:style-name="P1">Nodes that have been created and explor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Depth first search</text:p>
              <text:list>
                <text:list-item>
                  <text:p text:style-name="P1">Implement frontier as stack</text:p>
                </text:list-item>
                <text:list-item>
                  <text:p text:style-name="P1">Small space requirements</text:p>
                </text:list-item>
                <text:list-item>
                  <text:p text:style-name="P1">Efficient realization through function calls</text:p>
                </text:list-item>
                <text:list-item>
                  <text:p text:style-name="P1">Not always shortest path first</text:p>
                  <text:list>
                    <text:list-item>
                      <text:p text:style-name="P1">Related: “iterative deepening”</text:p>
                    </text:list-item>
                  </text:list>
                </text:list-item>
                <text:list-item>
                  <text:p text:style-name="P1">DFS in tree</text:p>
                  <text:list>
                    <text:list-item>
                      <text:p text:style-name="P1">Forget explored nodes, O(kd) nodes in frontier (siblings of nodes on path)</text:p>
                    </text:list-item>
                  </text:list>
                </text:list-item>
              </text:list>
            </text:list-item>
            <text:list-item>
              <text:p text:style-name="P1"><text:soft-page-break/>Iterative Deepening</text:p>
              <text:list>
                <text:list-item>
                  <text:p text:style-name="P1">Strategy</text:p>
                  <text:list>
                    <text:list-item>
                      <text:p text:style-name="P1">Do search in rounds</text:p>
                    </text:list-item>
                    <text:list-item>
                      <text:p text:style-name="P1">In each round, limit number of steps allowed</text:p>
                    </text:list-item>
                    <text:list-item>
                      <text:p text:style-name="P1">Increase limit to find additional solutions</text:p>
                    </text:list-item>
                  </text:list>
                </text:list-item>
                <text:list-item>
                  <text:p text:style-name="P1">Properties</text:p>
                  <text:list>
                    <text:list-item>
                      <text:p text:style-name="P1">Low memory requirement </text:p>
                    </text:list-item>
                    <text:list-item>
                      <text:p text:style-name="P1">Constant factor additional time compared to single DFS run to least solution depth</text:p>
                    </text:list-item>
                    <text:list-item>
                      <text:p text:style-name="P1">Gives shortest path result</text:p>
                    </text:list-item>
                  </text:list>
                </text:list-item>
              </text:list>
            </text:list-item>
            <text:list-item>
              <text:p text:style-name="P1">Search spaces</text:p>
              <text:list>
                <text:list-item>
                  <text:p text:style-name="P1">Convenient to think in terms of tree</text:p>
                  <text:list>
                    <text:list-item>
                      <text:p text:style-name="P1">Number of actions: branching factor – k</text:p>
                    </text:list-item>
                    <text:list-item>
                      <text:p text:style-name="P1">Complexity of solution: depth – d</text:p>
                    </text:list-item>
                    <text:list-item>
                      <text:p text:style-name="P1">Size of tree: O(k^d)</text:p>
                    </text:list-item>
                  </text:list>
                </text:list-item>
              </text:list>
            </text:list-item>
            <text:list-item>
              <text:p text:style-name="P1">Corollary</text:p>
              <text:list>
                <text:list-item>
                  <text:p text:style-name="P1">Search is intractable (in depth/size of solution)</text:p>
                  <text:list>
                    <text:list-item>
                      <text:p text:style-name="P1">If k is (asymptotically) bigger than 1</text:p>
                    </text:list-item>
                    <text:list-item>
                      <text:p text:style-name="P1">If (asymptotically) constant, fraction of space is explored</text:p>
                    </text:list-item>
                  </text:list>
                </text:list-item>
                <text:list-item>
                  <text:p text:style-name="P1">Why learning something with such limitations?</text:p>
                  <text:list>
                    <text:list-item>
                      <text:p text:style-name="P1">Boring answer</text:p>
                      <text:list>
                        <text:list-item>
                          <text:p text:style-name="P1">No alternatives</text:p>
                        </text:list-item>
                        <text:list-item>
                          <text:p text:style-name="P1">NP complete problems</text:p>
                        </text:list-item>
                        <text:list-item>
                          <text:p text:style-name="P1">Sometimes have to solve them anyway</text:p>
                        </text:list-item>
                      </text:list>
                    </text:list-item>
                    <text:list-item>
                      <text:p text:style-name="P1">Interesting answer: AI methodology</text:p>
                      <text:list>
                        <text:list-item>
                          <text:p text:style-name="P1">Search is response to AI problem</text:p>
                        </text:list-item>
                        <text:list-item>
                          <text:p text:style-name="P1">Programmer has only partial information</text:p>
                        </text:list-item>
                        <text:list-item>
                          <text:p text:style-name="P1">System must decide what to do on it's own</text:p>
                        </text:list-item>
                      </text:list>
                    </text:list-item>
                  </text:list>
                </text:list-item>
                <text:list-item>
                  <text:p text:style-name="P1">Good practical design for easy problems</text:p>
                  <text:list>
                    <text:list-item>
                      <text:p text:style-name="P1">Can make local decisions</text:p>
                      <text:list>
                        <text:list-item>
                          <text:p text:style-name="P1">No dead ends, can always say more</text:p>
                        </text:list-item>
                        <text:list-item>
                          <text:p text:style-name="P1">Partial meaning is a good guide to progress</text:p>
                        </text:list-item>
                      </text:list>
                    </text:list-item>
                    <text:list-item>
                      <text:p text:style-name="P1">Explore only tiny part of search space</text:p>
                      <text:list>
                        <text:list-item>
                          <text:p text:style-name="P1">Look at all actions in each state</text:p>
                        </text:list-item>
                        <text:list-item>
                          <text:p text:style-name="P1">Pick the best and never look back </text:p>
                        </text:list-item>
                        <text:list-item>
                          <text:p text:style-name="P1">O(kd)</text:p>
                        </text:list-item>
                      </text:list>
                    </text:list-item>
                    <text:list-item>
                      <text:p text:style-name="P1">Program factored into knowledge and goals</text:p>
                      <text:list>
                        <text:list-item>
                          <text:p text:style-name="P1">Knowledge</text:p>
                          <text:list>
                            <text:list-item>
                              <text:p text:style-name="P1">Grammatical structures</text:p>
                            </text:list-item>
                            <text:list-item>
                              <text:p text:style-name="P1">Words and their meanings</text:p>
                            </text:list-item>
                            <text:list-item>
                              <text:p text:style-name="P1">Shared contexts</text:p>
                            </text:list-item>
                          </text:list>
                        </text:list-item>
                        <text:list-item>
                          <text:p text:style-name="P1">Goals</text:p>
                          <text:list>
                            <text:list-item>
                              <text:p text:style-name="P1">Complete sentence</text:p>
                            </text:list-item>
                            <text:list-item>
                              <text:p text:style-name="P1">Right meaning</text:p>
                            </text:list-item>
                            <text:list-item>
                              <text:p text:style-name="P1">Unambiguous</text:p>
                            </text:list-item>
                            <text:list-item>
                              <text:p text:style-name="P1">Natura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3:55:25.42</meta:creation-date>
    <meta:document-statistic meta:table-count="0" meta:image-count="0" meta:object-count="0" meta:page-count="3" meta:paragraph-count="90" meta:word-count="518" meta:character-count="2789"/>
    <dc:date>2015-10-19T14:22:13</dc:date>
    <meta:editing-duration>PT8M18S</meta:editing-duration>
    <meta:editing-cycles>1</meta:editing-cycles>
    <meta:generator>OpenOffice.org/3.4.1$Win32 OpenOffice.org_project/341m1$Build-9593</meta:generator>
  </office:meta>
</office:document-meta>
</file>